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4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1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3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use-window-font-color="true" fo:font-size="9pt" fo:language="en" fo:country="US" style:font-name-asian="Arial" style:font-size-asian="9pt" style:language-asian="zh" style:country-asian="TW" style:font-size-complex="9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9pt" fo:language="ru" fo:country="RU" style:font-size-asian="9pt" style:font-size-complex="9pt"/>
    </style:style>
    <style:style style:name="T16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7" style:family="text">
      <style:text-properties style:font-name="Arial" fo:font-size="9pt" fo:language="en" fo:country="US" style:font-size-asian="9pt" style:font-size-complex="9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23" style:family="text">
      <style:text-properties fo:language="en" fo:country="US" fo:background-color="transparent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style:font-name-complex="Symbol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9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30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style:text-underline-style="none" style:font-name-asian="Times New Roman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 fo:font-style="italic" style:font-style-asian="italic" style:font-style-complex="italic"/>
    </style:style>
    <style:style style:name="T3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sub 58%" fo:language="en" fo:country="US" style:font-name-complex="Symbol"/>
    </style:style>
    <style:style style:name="T38" style:family="text">
      <style:text-properties style:text-position="sub 58%" fo:language="en" fo:country="US" style:font-name-complex="Arial"/>
    </style:style>
    <style:style style:name="T39" style:family="text">
      <style:text-properties style:text-position="sub 58%" fo:language="ru" fo:country="RU" fo:font-style="normal" style:font-style-asian="normal" style:font-style-complex="normal"/>
    </style:style>
    <style:style style:name="T40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41" style:family="text">
      <style:text-properties style:text-position="sub 58%" fo:font-style="italic" style:font-style-asian="italic" style:font-name-complex="Symbol" style:font-style-complex="italic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fo:language="ru" fo:country="RU" style:font-name-asian="Times New Roman"/>
    </style:style>
    <style:style style:name="T4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6" style:family="text">
      <style:text-properties style:font-name-complex="Arial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53" style:family="text">
      <style:text-properties style:text-position="0% 100%" fo:font-style="normal" style:font-style-asian="normal" style:font-name-complex="Symbol" style:font-style-complex="normal"/>
    </style:style>
    <style:style style:name="T54" style:family="text">
      <style:text-properties style:text-position="0% 100%" style:font-name-complex="Symbol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style:font-name="Symbol" style:font-name-complex="Symbol"/>
    </style:style>
    <style:style style:name="T59" style:family="text">
      <style:text-properties style:font-name="Arial1" style:font-name-asian="Times New Roman" style:font-name-complex="Arial1" style:font-weight-complex="bold"/>
    </style:style>
    <style:style style:name="T60" style:family="text">
      <style:text-properties style:font-weight-complex="bold"/>
    </style:style>
    <style:style style:name="T61" style:family="text">
      <style:text-properties fo:font-size="10pt" fo:language="en" fo:country="US" style:font-size-asian="10pt" style:font-size-complex="10pt"/>
    </style:style>
    <style:style style:name="T62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3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style:font-name-asian="Symbol" style:font-name-complex="Symbol"/>
    </style:style>
    <style:style style:name="T65" style:family="text">
      <style:text-properties style:font-name-asian="Times New Roman"/>
    </style:style>
    <style:style style:name="T66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8"><text:span text:style-name="T4">Type: </text:span><text:span text:style-name="T3">Radiation monitor AT6131B</text:span><text:span text:style-name="T13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21">S</text:span><text:span text:style-name="T55">/</text:span><text:span text:style-name="T21">N</text:span><text:span text:style-name="T55">: </text:span><text:span text:style-name="T21"><text:s text:c="2"/></text:span><text:span text:style-name="T56">$allSerial</text:span></text:p>
      <text:p text:style-name="P10"/>
      <text:p text:style-name="P3">Measurement limits: </text:p>
      <text:p text:style-name="Standard"><text:span text:style-name="T6">γ: </text:span><text:span text:style-name="T11">from 0.1 </text:span><text:span text:style-name="T45">µ</text:span><text:span text:style-name="T11">Sv/h to 10 mSv/h, </text:span></text:p>
      <text:p text:style-name="P4"><text:span text:style-name="T64">β: </text:span><text:span text:style-name="T65">from </text:span><text:span text:style-name="T44">0,5 </text:span><text:span text:style-name="T65">Bq/cm</text:span><text:span text:style-name="T32">2</text:span><text:span text:style-name="T44"> </text:span><text:span text:style-name="T65">to 500 Bq/cm</text:span><text:span text:style-name="T32">2</text:span></text:p>
      <text:p text:style-name="P4"><text:span text:style-name="T54">α sensitivity: not less than </text:span>0.4 s<text:span text:style-name="T26">-1</text:span> <text:span text:style-name="T58"> </text:span>Bq<text:span text:style-name="T31">-1 <text:s/></text:span></text:p>
      <text:p text:style-name="P7"/>
      <text:p text:style-name="P4"><text:span text:style-name="T57">Measurement error: </text:span><text:span text:style-name="T59">±</text:span><text:span text:style-name="T60">20</text:span> %</text:p>
      <text:p text:style-name="P17"/>
      <text:p text:style-name="P50">Operating conditions: </text:p>
      <text:p text:style-name="P45"><text:span text:style-name="T20">- Air temperature<text:tab/></text:span><text:span text:style-name="T46"><text:tab/><text:tab/><text:tab/><text:tab/>+</text:span><text:span text:style-name="T20">$temp</text:span><text:span text:style-name="T46"> °</text:span><text:span text:style-name="T20">C</text:span></text:p>
      <text:p text:style-name="P45"><text:span text:style-name="T20">- Atmospheric pressure<text:tab/></text:span><text:span text:style-name="T20"><text:tab/><text:tab/><text:tab/>98,5 kPa</text:span></text:p>
      <text:p text:style-name="P45"><text:span text:style-name="T20">- Relative humidity<text:tab/><text:tab/></text:span><text:span text:style-name="T20"><text:tab/><text:tab/>$vlag %</text:span></text:p>
      <text:p text:style-name="P46">- Gamma radiation background<text:tab/><text:tab/><text:tab/>$bground <text:s/>nSv/h</text:p>
      <text:p text:style-name="P54"/>
      <text:p text:style-name="P55"><text:span text:style-name="Знак_20_примечания"><text:span text:style-name="T62">Calibration means</text:span></text:span><text:span text:style-name="Знак_20_примечания"><text:span text:style-name="T63">:</text:span></text:span></text:p>
      <text:p text:style-name="P53"><text:span text:style-name="Знак_20_примечания"><text:span text:style-name="T66">- <text:s/>$eng_facility_110$;</text:span></text:span></text:p>
      <text:p text:style-name="P51"><text:span text:style-name="Знак_20_примечания"><text:span text:style-name="T66">- <text:s/>$eng_facility_130$;</text:span></text:span></text:p>
      <text:p text:style-name="P51"><text:span text:style-name="Знак_20_примечания"><text:span text:style-name="T66">- <text:s/>$eng_facility_alpha$;</text:span></text:span></text:p>
      <text:p text:style-name="P52"><text:span text:style-name="Знак_20_примечания"><text:span text:style-name="T7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4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8">Dose rate at check point</text:span> <text:span text:style-name="T33">Ḣ</text:span><text:span text:style-name="T35">oi</text:span><text:span text:style-name="T48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3">Relative gamma radiation <text:s/>measurement</text:span> <text:span text:style-name="T18">error</text:span><text:span text:style-name="T5">, </text:span><text:span text:style-name="T43">θ</text:span><text:span text:style-name="T39">пр</text:span><text:span text:style-name="T35">i</text:span><text:span text:style-name="T42">,</text:span> %</text:p>
          </table:table-cell>
          <table:table-cell table:style-name="t1.B2" table:number-rows-spanned="3" office:value-type="string">
            <text:p text:style-name="P29"><text:span text:style-name="T18">Confidence limit of the intrinsic <text:s/>relative error</text:span> <text:span text:style-name="T24">Δ</text:span><text:span text:style-name="T35">i</text:span><text:span text:style-name="T18">,</text:span> % </text:p>
          </table:table-cell>
          <table:table-cell table:style-name="t1.K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8">Back-ground</text:span>, <text:span text:style-name="T19">nSv</text:span><text:span text:style-name="T33">/</text:span><text:span text:style-name="T19">h</text:span></text:p>
          </table:table-cell>
          <table:table-cell table:style-name="t1.D3" table:number-columns-spanned="3" office:value-type="string">
            <text:p text:style-name="P32"><text:span text:style-name="T18">Measured value</text:span> <text:span text:style-name="T33">Ḣ</text:span><text:span text:style-name="T27">*</text:span><text:span text:style-name="T35">i</text:span><text:span text:style-name="T4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8">Average value</text:span>, <text:span text:style-name="T19">H</text:span><text:span text:style-name="T35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33">H</text:span><text:span text:style-name="T34">1</text:span></text:p>
          </table:table-cell>
          <table:table-cell table:style-name="t1.D3" office:value-type="string">
            <text:p text:style-name="P32"><text:span text:style-name="T19">H</text:span><text:span text:style-name="T34">2</text:span></text:p>
          </table:table-cell>
          <table:table-cell table:style-name="t1.D3" office:value-type="string">
            <text:p text:style-name="P32"><text:span text:style-name="T19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42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3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42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20">Surfase activity, </text:span><text:span text:style-name="T25">φ </text:span><text:span text:style-name="T38">Ri</text:span><text:span text:style-name="T20">, </text:span><text:span text:style-name="T22">Bq/cm</text:span><text:span text:style-name="T30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2"><text:span text:style-name="T18">Measured radiation s</text:span><text:span text:style-name="T20">urfase activity, </text:span><text:span text:style-name="T25">φ </text:span><text:span text:style-name="T38">Ri</text:span><text:span text:style-name="T20">, </text:span><text:span text:style-name="T22">Bq/cm</text:span><text:span text:style-name="T30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3">Relative <text:s/>measure-ment</text:span> <text:span text:style-name="T18">error</text:span></text:p>
            <text:p text:style-name="P25"><text:span text:style-name="T43">θ</text:span><text:span text:style-name="T39">пр</text:span><text:span text:style-name="T35">i</text:span><text:span text:style-name="T42">,</text:span> %</text:p>
          </table:table-cell>
          <table:table-cell table:style-name="b1.B2" table:number-rows-spanned="3" office:value-type="string">
            <text:p text:style-name="P29"><text:span text:style-name="T18">Confidence limit of the intrinsic <text:s/>relative error</text:span> <text:span text:style-name="T24">Δ</text:span><text:span text:style-name="T35">i</text:span><text:span text:style-name="T18">,</text:span> % </text:p>
          </table:table-cell>
          <table:table-cell table:style-name="b1.I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18">Measured value</text:span> <text:span text:style-name="T50">φ</text:span><text:span text:style-name="T3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18">Average value</text:span>, <text:span text:style-name="T50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51">φ</text:span><text:span text:style-name="T34">1</text:span></text:p>
          </table:table-cell>
          <table:table-cell table:style-name="b1.C4" office:value-type="string">
            <text:p text:style-name="P42"><text:span text:style-name="T50">φ</text:span><text:span text:style-name="T34">2</text:span></text:p>
          </table:table-cell>
          <table:table-cell table:style-name="b1.C4" office:value-type="string">
            <text:p text:style-name="P42"><text:span text:style-name="T50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8">β</text:span>1-60</text:p>
          </table:table-cell>
          <table:table-cell table:style-name="b1.C3" office:value-type="string">
            <text:p text:style-name="P14"><text:span text:style-name="T18">β</text:span>1-70</text:p>
          </table:table-cell>
          <table:table-cell table:style-name="b1.C3" office:value-type="string">
            <text:p text:style-name="P14"><text:span text:style-name="T18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8">β</text:span>1-10</text:p>
          </table:table-cell>
          <table:table-cell table:style-name="b1.C3" office:value-type="string">
            <text:p text:style-name="P14"><text:span text:style-name="T18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42">1</text:span></text:p>
          </table:table-cell>
          <table:table-cell table:style-name="b1.C3" office:value-type="string">
            <text:p text:style-name="P15">β1-3<text:span text:style-name="T42">1</text:span></text:p>
          </table:table-cell>
          <table:table-cell table:style-name="b1.C3" office:value-type="string">
            <text:p text:style-name="P14"><text:span text:style-name="T18">β</text:span>1-61</text:p>
          </table:table-cell>
          <table:table-cell table:style-name="b1.C3" office:value-type="string">
            <text:p text:style-name="P14"><text:span text:style-name="T18">β</text:span>1-71</text:p>
          </table:table-cell>
          <table:table-cell table:style-name="b1.C3" office:value-type="string">
            <text:p text:style-name="P14"><text:span text:style-name="T18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8">β</text:span>1-11</text:p>
          </table:table-cell>
          <table:table-cell table:style-name="b1.C3" office:value-type="string">
            <text:p text:style-name="P14"><text:span text:style-name="T18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42">2</text:span></text:p>
          </table:table-cell>
          <table:table-cell table:style-name="b1.B7" office:value-type="string">
            <text:p text:style-name="P15">β1-3<text:span text:style-name="T42">2</text:span></text:p>
          </table:table-cell>
          <table:table-cell table:style-name="b1.B7" office:value-type="string">
            <text:p text:style-name="P14"><text:span text:style-name="T18">β</text:span>1-62</text:p>
          </table:table-cell>
          <table:table-cell table:style-name="b1.B7" office:value-type="string">
            <text:p text:style-name="P14"><text:span text:style-name="T18">β</text:span>1-72</text:p>
          </table:table-cell>
          <table:table-cell table:style-name="b1.B7" office:value-type="string">
            <text:p text:style-name="P14"><text:span text:style-name="T18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8">β</text:span>1-12</text:p>
          </table:table-cell>
          <table:table-cell table:style-name="b1.B7" office:value-type="string">
            <text:p text:style-name="P14"><text:span text:style-name="T18">β</text:span>1-22</text:p>
          </table:table-cell>
          <table:covered-table-cell/>
        </table:table-row>
      </table:table>
      <text:p text:style-name="Text_20_body"/>
      <text:p text:style-name="Text_20_body"/>
      <text:p text:style-name="P48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ext:soft-page-break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42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42">Reference source activity</text:span> <text:span text:style-name="T25">A</text:span><text:span text:style-name="T37">0</text:span>, <text:span text:style-name="T47">Bq</text:span></text:p>
          </table:table-cell>
          <table:table-cell table:style-name="a1.B2" table:number-columns-spanned="4" office:value-type="string">
            <text:p text:style-name="P33"><text:span text:style-name="T17">Counts per second</text:span><text:span text:style-name="T15">, </text:span><text:span text:style-name="T16">n</text:span><text:span text:style-name="T36">α</text:span><text:span text:style-name="T50">,</text:span><text:span text:style-name="T36"> <text:s/></text:span><text:span text:style-name="T52">s</text:span><text:span text:style-name="T28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5"><text:s/></text:span>ε<text:span text:style-name="T36">α</text:span><text:span text:style-name="T50">,</text:span><text:span text:style-name="T36"> </text:span><text:span text:style-name="T52">s</text:span><text:span text:style-name="T28">-1</text:span><text:span text:style-name="T52">·Bq</text:span><text:span text:style-name="T28">-1</text:span></text:p>
          </table:table-cell>
          <table:table-cell table:style-name="a1.G2" table:number-rows-spanned="3" office:value-type="string">
            <text:p text:style-name="P22"><text:span text:style-name="T18">S</text:span>ensitivity,</text:p>
            <text:p text:style-name="P22"><text:span text:style-name="T50">s</text:span><text:span text:style-name="T29">-1</text:span><text:span text:style-name="T50">·Bq</text:span><text:span text:style-name="T29">-1</text:span><text:span text:style-name="T50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1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1">Average</text:p>
            <text:p text:style-name="P42"><text:span text:style-name="T18">value</text:span>, <text:span text:style-name="T34"><text:s/></text:span><text:span text:style-name="T50">n</text:span><text:span text:style-name="T36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1"><text:span text:style-name="T51">n</text:span><text:span text:style-name="T41">α</text:span><text:span text:style-name="T40">1</text:span></text:p>
          </table:table-cell>
          <table:table-cell table:style-name="a1.B4" office:value-type="string">
            <text:p text:style-name="P32"><text:span text:style-name="T50">n</text:span><text:span text:style-name="T36">α</text:span><text:span text:style-name="T41">2</text:span></text:p>
          </table:table-cell>
          <table:table-cell table:style-name="a1.B4" office:value-type="string">
            <text:p text:style-name="P32"><text:span text:style-name="T50">n</text:span><text:span text:style-name="T36">α</text:span><text:span text:style-name="T41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53">α</text:span>1-00</text:p>
          </table:table-cell>
          <table:table-cell table:style-name="a1.B5" office:value-type="string">
            <text:p text:style-name="P14"><text:span text:style-name="T49">α</text:span>1-<text:span text:style-name="T18">10</text:span></text:p>
          </table:table-cell>
          <table:table-cell table:style-name="a1.B5" office:value-type="string">
            <text:p text:style-name="P14"><text:span text:style-name="T49">α</text:span>1-<text:span text:style-name="T18">20</text:span></text:p>
          </table:table-cell>
          <table:table-cell table:style-name="a1.B5" office:value-type="string">
            <text:p text:style-name="P14"><text:span text:style-name="T49">α</text:span>1-<text:span text:style-name="T18">30</text:span></text:p>
          </table:table-cell>
          <table:table-cell table:style-name="a1.B5" office:value-type="string">
            <text:p text:style-name="P16"><text:span text:style-name="T53">α</text:span>1-40</text:p>
          </table:table-cell>
          <table:table-cell table:style-name="a1.B5" office:value-type="string">
            <text:p text:style-name="P14"><text:span text:style-name="T49">α</text:span>1-<text:span text:style-name="T18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1:54.32</dc:date>
    <meta:print-date>2019-04-03T15:18:00</meta:print-date>
    <meta:editing-cycles>170</meta:editing-cycles>
    <meta:editing-duration>PT11H28M56S</meta:editing-duration>
    <meta:generator>OpenOffice/4.1.6$Win32 OpenOffice.org_project/416m1$Build-9790</meta:generator>
    <meta:document-statistic meta:table-count="4" meta:image-count="1" meta:object-count="0" meta:page-count="2" meta:paragraph-count="160" meta:word-count="325" meta:character-count="2100"/>
  </office:meta>
</office:document-meta>
</file>